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A0000016C07D68EBE.png" manifest:media-type="image/png"/>
  <manifest:file-entry manifest:full-path="Pictures/100000010000024C000001C3B6B63512.png" manifest:media-type="image/png"/>
  <manifest:file-entry manifest:full-path="Pictures/10000000000000ED000000C15EE4846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s" svg:font-family="'Times New Romans'"/>
  </office:font-face-decls>
  <office:automatic-styles>
    <style:style style:name="P1" style:family="paragraph" style:parent-style-name="Standard">
      <style:text-properties style:font-name="Times New Romans" fo:font-weight="bold" officeooo:rsid="000a5999" officeooo:paragraph-rsid="000a5999" style:font-weight-asian="bold" style:font-weight-complex="bold"/>
    </style:style>
    <style:style style:name="P2" style:family="paragraph" style:parent-style-name="Standard">
      <style:text-properties style:font-name="Times New Romans" fo:font-weight="bold" officeooo:rsid="000bd401" officeooo:paragraph-rsid="000bd40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 I</text:p>
      <text:p text:style-name="P1"/>
      <text:p text:style-name="P1">24/06531</text:p>
      <text:p text:style-name="P1">MOSHE DAYAN</text:p>
      <text:p text:style-name="P1">INTRODUCTION TO PROGRAMMING</text:p>
      <text:p text:style-name="P1"><draw:frame draw:style-name="fr1" draw:name="Image1" text:anchor-type="char" svg:x="-0.7874in" svg:y="0.6244in" svg:width="8.2673in" svg:height="5.9807in" draw:z-index="2"><draw:image xlink:href="Pictures/100000010000024C000001C3B6B63512.png" xlink:type="simple" xlink:show="embed" xlink:actuate="onLoad" draw:mime-type="image/png"/></draw:frame></text:p>
      <text:p text:style-name="P1">ASSIGNMENT 1</text:p>
      <text:p text:style-name="P1"/>
      <text:p text:style-name="P1"/>
      <text:p text:style-name="P2"><draw:frame draw:style-name="fr1" draw:name="Image2" text:anchor-type="char" svg:x="-0.7425in" svg:y="0in" svg:width="8.211in" svg:height="6.4846in" draw:z-index="3"><draw:image xlink:href="Pictures/100000010000026A0000016C07D68EB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s" svg:font-family="'Times New Romans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 text:c="57"/><draw:frame draw:style-name="Mfr1" draw:name="image1.jpeg Copy 1" text:anchor-type="as-char" svg:width="1.9366in" svg:height="1.1063in" draw:z-index="1"><draw:image xlink:href="Pictures/10000000000000ED000000C15EE4846A.jpg" xlink:type="simple" xlink:show="embed" xlink:actuate="onLoad" draw:mime-type="image/jpeg"/></draw:frame></text:p>
      </style:header>
      <style:footer>
        <text:p text:style-name="MP1"><text:bookmark-start text:name="PageNumWizard_FOOTER_Default Page Style2"/><text:page-number text:select-page="current">2</text:page-number><text:bookmark-end text:name="PageNumWizard_FOOTER_Default Page Style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0:44:27.456624324</meta:creation-date>
    <dc:date>2025-02-13T11:19:00.142089851</dc:date>
    <meta:editing-duration>PT16M19S</meta:editing-duration>
    <meta:editing-cycles>4</meta:editing-cycles>
    <meta:generator>LibreOffice/24.8.4.2$Linux_X86_64 LibreOffice_project/3e97788786b20d724e2ed0ea7a111abce73cab63</meta:generator>
    <meta:document-statistic meta:table-count="0" meta:image-count="3" meta:object-count="0" meta:page-count="2" meta:paragraph-count="7" meta:word-count="11" meta:character-count="123" meta:non-whitespace-character-count="61"/>
  </office:meta>
</office:document-meta>
</file>